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weight="bold" style:font-weight-asian="bold" style:font-weight-complex="bold"/>
    </style:style>
    <style:style style:name="P2" style:family="paragraph" style:parent-style-name="Text_20_body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Heading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ndows serveur – Configurer un serveur DNS</text:p>
      <text:p text:style-name="P1"/>
      <text:p text:style-name="P1">Dans tâches de configuration initiale,</text:p>
      <text:p text:style-name="P1">-Aller dans la rubrique Personnaliser ce serveur.</text:p>
      <text:p text:style-name="P1">-Cliquer sur ajouter des rôles.</text:p>
      <text:p text:style-name="P1">-Cocher Serveur DNS.</text:p>
      <text:p text:style-name="P1">-Choisir un nom de machine, clique droit, configurer un serveur DNS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iche de procédure<text:tab/><text:tab/></text:p>
      </style:header>
      <style:footer>
        <text:p text:style-name="Footer">Donner une adresse IP et un masque à un poste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0T10:14:11.61</meta:creation-date>
    <dc:date>2016-02-04T08:12:52.69</dc:date>
    <meta:editing-duration>PT3H55M54S</meta:editing-duration>
    <meta:editing-cycles>28</meta:editing-cycles>
    <meta:generator>OpenOffice/4.1.1$Win32 OpenOffice.org_project/411m6$Build-9775</meta:generator>
    <meta:document-statistic meta:table-count="0" meta:image-count="0" meta:object-count="0" meta:page-count="1" meta:paragraph-count="8" meta:word-count="53" meta:character-count="324"/>
  </office:meta>
</office:document-meta>
</file>